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6pt" fo:font-weight="bold" officeooo:rsid="0005b681" officeooo:paragraph-rsid="00020497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3pt" fo:font-weight="normal" officeooo:rsid="0005b681" officeooo:paragraph-rsid="00020497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officeooo:rsid="0009206a" officeooo:paragraph-rsid="00035373" style:font-size-asian="13pt" style:font-size-complex="13pt"/>
    </style:style>
    <style:style style:name="P4" style:family="paragraph" style:parent-style-name="Standard">
      <style:text-properties fo:font-size="13pt" officeooo:rsid="00020497" officeooo:paragraph-rsid="00020497" style:font-size-asian="13pt" style:font-size-complex="13pt"/>
    </style:style>
    <style:style style:name="P5" style:family="paragraph" style:parent-style-name="Standard">
      <style:text-properties officeooo:rsid="0009206a" officeooo:paragraph-rsid="00035373"/>
    </style:style>
    <style:style style:name="P6" style:family="paragraph" style:parent-style-name="Standard">
      <style:text-properties officeooo:rsid="0005b681" officeooo:paragraph-rsid="00069ae3"/>
    </style:style>
    <style:style style:name="P7" style:family="paragraph" style:parent-style-name="Standard">
      <style:text-properties officeooo:paragraph-rsid="00020497"/>
    </style:style>
    <style:style style:name="T1" style:family="text">
      <style:text-properties officeooo:rsid="00074cbf"/>
    </style:style>
    <style:style style:name="T2" style:family="text"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3" style:family="text">
      <style:text-properties officeooo:rsid="0005b681"/>
    </style:style>
    <style:style style:name="T4" style:family="text">
      <style:text-properties officeooo:rsid="00069ae3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1. 测试电脑信息</text:span>:</text:p>
      <text:p text:style-name="P6">--Type: <text:span text:style-name="T4">Thriller-thriller-1.0-SI-SKU12</text:span></text:p>
      <text:p text:style-name="P7"><text:span text:style-name="T3">--SN: </text:span><text:span text:style-name="T2">73318SI0GJ</text:span></text:p>
      <text:p text:style-name="Standard"/>
      <text:p text:style-name="P4">2. 测试详情列表：</text:p>
      <text:p text:style-name="Standard"><draw:frame draw:style-name="fr1" draw:name="Object1" text:anchor-type="paragraph" svg:x="0.4071in" svg:y="0.1898in" svg:width="6.1811in" svg:height="6.3134in" draw:z-index="0"><draw:object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Standard"/>
      <text:p text:style-name="P3">3. 测试机构：</text:p>
      <text:p text:style-name="P5">北京络威尔软件有限公司 软件研发/测试 部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6pt" fo:font-weight="bold" officeooo:rsid="0005b681" officeooo:paragraph-rsid="00020497" style:font-size-asian="16pt" style:font-weight-asian="bold" style:font-size-complex="16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ertification Test Resul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iaojun </meta:initial-creator>
    <meta:creation-date>2014-07-04T11:33:27.552717019</meta:creation-date>
    <dc:date>2015-03-13T15:04:23.916693419</dc:date>
    <dc:creator>xiaojun </dc:creator>
    <meta:editing-duration>PT22M28S</meta:editing-duration>
    <meta:editing-cycles>6</meta:editing-cycles>
    <meta:generator>LibreOffice/4.1.6.2$Linux_X86_64 LibreOffice_project/410m0$Build-2</meta:generator>
    <meta:document-statistic meta:table-count="0" meta:image-count="0" meta:object-count="1" meta:page-count="1" meta:paragraph-count="7" meta:word-count="50" meta:character-count="128" meta:non-whitespace-character-count="11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39in"/>
    </style:style>
    <style:style style:name="co3" style:family="table-column">
      <style:table-column-properties fo:break-before="auto" style:column-width="2.666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06pt solid #000001" style:text-align-source="fix" style:repeat-content="false" fo:border-left="0.06pt solid #000001" fo:border-right="0.51pt solid #000001" fo:border-top="0.06pt solid #000001"/>
      <style:paragraph-properties fo:text-align="center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>
      <style:table-cell-properties fo:border-bottom="0.06pt solid #000001" style:text-align-source="fix" style:repeat-content="false" fo:border-left="0.06pt solid #000001" fo:border-right="0.51pt solid #000001" fo:border-top="0.06pt solid #000001"/>
      <style:paragraph-properties fo:text-align="center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84">
      <style:table-cell-properties fo:border-bottom="0.06pt solid #000001" style:text-align-source="fix" style:repeat-content="false" fo:border-left="0.06pt solid #000001" fo:border-right="0.51pt solid #000001" fo:border-top="0.06pt solid #000001"/>
      <style:paragraph-properties fo:text-align="center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roid Sans Fallback" style:font-size-asian="10pt" style:language-asian="ar" style:country-asian="SA" style:font-style-asian="normal" style:font-weight-asian="normal" style:font-name-complex="Droid Sans Devanagari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测试内容</text:p>
          </table:table-cell>
          <table:table-cell table:style-name="ce1" office:value-type="string" calcext:value-type="string">
            <text:p>测试时间</text:p>
          </table:table-cell>
          <table:table-cell table:style-name="ce1" office:value-type="string" calcext:value-type="string">
            <text:p>测试人员</text:p>
          </table:table-cell>
          <table:table-cell table:style-name="ce4" office:value-type="string" calcext:value-type="string">
            <text:p>测试结果</text:p>
          </table:table-cell>
        </table:table-row>
        <table:table-row table:style-name="ro1">
          <table:table-cell/>
          <table:table-cell table:style-name="ce1" office:value-type="string" calcext:value-type="string">
            <text:p>安装测试</text:p>
          </table:table-cell>
          <table:table-cell table:style-name="ce2" office:value-type="date" office:date-value="2013-05-06" calcext:value-type="date">
            <text:p>2013-05-06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组件测试</text:p>
          </table:table-cell>
          <table:table-cell table:style-name="ce2" office:value-type="date" office:date-value="2013-05-06" calcext:value-type="date">
            <text:p>2013-05-06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视频测试</text:p>
          </table:table-cell>
          <table:table-cell table:style-name="ce2" office:value-type="date" office:date-value="2013-05-06" calcext:value-type="date">
            <text:p>2013-05-06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桌面效果测试</text:p>
          </table:table-cell>
          <table:table-cell table:style-name="ce2" office:value-type="date" office:date-value="2013-05-06" calcext:value-type="date">
            <text:p>2013-05-06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外接显示器测试</text:p>
          </table:table-cell>
          <table:table-cell table:style-name="ce3" office:value-type="date" office:date-value="2013-05-06" calcext:value-type="date">
            <text:p>2013-05-06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触摸屏测试</text:p>
          </table:table-cell>
          <table:table-cell table:style-name="ce2" office:value-type="date" office:date-value="2013-05-06" calcext:value-type="date">
            <text:p>2013-05-06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NONE</text:p>
          </table:table-cell>
        </table:table-row>
        <table:table-row table:style-name="ro1">
          <table:table-cell/>
          <table:table-cell table:style-name="ce1" office:value-type="string" calcext:value-type="string">
            <text:p>屏幕亮度测试</text:p>
          </table:table-cell>
          <table:table-cell table:style-name="ce2" office:value-type="date" office:date-value="2013-05-06" calcext:value-type="date">
            <text:p>2013-05-06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亮度快捷键测试</text:p>
          </table:table-cell>
          <table:table-cell table:style-name="ce2" office:value-type="date" office:date-value="2013-05-06" calcext:value-type="date">
            <text:p>2013-05-06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屏幕关闭测试</text:p>
          </table:table-cell>
          <table:table-cell table:style-name="ce2" office:value-type="date" office:date-value="2013-05-06" calcext:value-type="date">
            <text:p>2013-05-06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休眠测试</text:p>
          </table:table-cell>
          <table:table-cell table:style-name="ce2" office:value-type="date" office:date-value="2013-05-07" calcext:value-type="date">
            <text:p>2013-05-07</text:p>
          </table:table-cell>
          <table:table-cell table:style-name="ce1" office:value-type="string" calcext:value-type="string">
            <text:p>孙妍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睡眠测试</text:p>
          </table:table-cell>
          <table:table-cell table:style-name="ce2" office:value-type="date" office:date-value="2013-05-08" calcext:value-type="date">
            <text:p>2013-05-08</text:p>
          </table:table-cell>
          <table:table-cell table:style-name="ce1" office:value-type="string" calcext:value-type="string">
            <text:p>孙妍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KDUMP测试</text:p>
          </table:table-cell>
          <table:table-cell table:style-name="ce2" office:value-type="date" office:date-value="2013-05-09" calcext:value-type="date">
            <text:p>2013-05-09</text:p>
          </table:table-cell>
          <table:table-cell table:style-name="ce1" office:value-type="string" calcext:value-type="string">
            <text:p>孙妍</text:p>
          </table:table-cell>
          <table:table-cell table:style-name="ce4" office:value-type="string" calcext:value-type="string">
            <text:p>FAIL</text:p>
          </table:table-cell>
        </table:table-row>
        <table:table-row table:style-name="ro1">
          <table:table-cell/>
          <table:table-cell table:style-name="ce1" office:value-type="string" calcext:value-type="string">
            <text:p>音频测试</text:p>
          </table:table-cell>
          <table:table-cell table:style-name="ce2" office:value-type="date" office:date-value="2013-05-10" calcext:value-type="date">
            <text:p>2013-05-10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耳机测试</text:p>
          </table:table-cell>
          <table:table-cell table:style-name="ce2" office:value-type="date" office:date-value="2013-05-11" calcext:value-type="date">
            <text:p>2013-05-11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麦克风测试</text:p>
          </table:table-cell>
          <table:table-cell table:style-name="ce2" office:value-type="date" office:date-value="2013-05-12" calcext:value-type="date">
            <text:p>2013-05-12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电池测试</text:p>
          </table:table-cell>
          <table:table-cell table:style-name="ce2" office:value-type="date" office:date-value="2013-05-13" calcext:value-type="date">
            <text:p>2013-05-13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外接鼠标测试</text:p>
          </table:table-cell>
          <table:table-cell table:style-name="ce2" office:value-type="date" office:date-value="2013-05-13" calcext:value-type="date">
            <text:p>2013-05-13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外接键盘测试</text:p>
          </table:table-cell>
          <table:table-cell table:style-name="ce2" office:value-type="date" office:date-value="2013-05-13" calcext:value-type="date">
            <text:p>2013-05-13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风扇测试</text:p>
          </table:table-cell>
          <table:table-cell table:style-name="ce2" office:value-type="date" office:date-value="2013-05-14" calcext:value-type="date">
            <text:p>2013-05-14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CPU频率测试</text:p>
          </table:table-cell>
          <table:table-cell table:style-name="ce2" office:value-type="date" office:date-value="2013-05-15" calcext:value-type="date">
            <text:p>2013-05-15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有线网卡测试</text:p>
          </table:table-cell>
          <table:table-cell table:style-name="ce2" office:value-type="date" office:date-value="2013-05-16" calcext:value-type="date">
            <text:p>2013-05-16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无线网卡测试</text:p>
          </table:table-cell>
          <table:table-cell table:style-name="ce2" office:value-type="date" office:date-value="2013-05-17" calcext:value-type="date">
            <text:p>2013-05-17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时间同步测试</text:p>
          </table:table-cell>
          <table:table-cell table:style-name="ce2" office:value-type="date" office:date-value="2013-05-18" calcext:value-type="date">
            <text:p>2013-05-18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光盘读写测试</text:p>
          </table:table-cell>
          <table:table-cell table:style-name="ce2" office:value-type="date" office:date-value="2013-05-19" calcext:value-type="date">
            <text:p>2013-05-19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内存/CPU测试</text:p>
          </table:table-cell>
          <table:table-cell table:style-name="ce2" office:value-type="date" office:date-value="2013-05-20" calcext:value-type="date">
            <text:p>2013-05-20</text:p>
          </table:table-cell>
          <table:table-cell table:style-name="ce1" office:value-type="string" calcext:value-type="string">
            <text:p>孙妍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硬盘读写测试</text:p>
          </table:table-cell>
          <table:table-cell table:style-name="ce2" office:value-type="date" office:date-value="2013-05-21" calcext:value-type="date">
            <text:p>2013-05-21</text:p>
          </table:table-cell>
          <table:table-cell table:style-name="ce1" office:value-type="string" calcext:value-type="string">
            <text:p>孙妍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无线网卡压力测试</text:p>
          </table:table-cell>
          <table:table-cell table:style-name="ce2" office:value-type="date" office:date-value="2013-05-21" calcext:value-type="date">
            <text:p>2013-05-21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时间同步压力测试</text:p>
          </table:table-cell>
          <table:table-cell table:style-name="ce2" office:value-type="date" office:date-value="2013-05-21" calcext:value-type="date">
            <text:p>2013-05-21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软驱测试</text:p>
          </table:table-cell>
          <table:table-cell table:style-name="ce2" office:value-type="date" office:date-value="2013-05-21" calcext:value-type="date">
            <text:p>2013-05-21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FAIL</text:p>
          </table:table-cell>
        </table:table-row>
        <table:table-row table:style-name="ro1">
          <table:table-cell/>
          <table:table-cell table:style-name="ce1" office:value-type="string" calcext:value-type="string">
            <text:p>光盘读写压力测试</text:p>
          </table:table-cell>
          <table:table-cell table:style-name="ce2" office:value-type="date" office:date-value="2013-05-21" calcext:value-type="date">
            <text:p>2013-05-21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USB压力测试</text:p>
          </table:table-cell>
          <table:table-cell table:style-name="ce2" office:value-type="date" office:date-value="2013-05-21" calcext:value-type="date">
            <text:p>2013-05-21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Fireware压力测试</text:p>
          </table:table-cell>
          <table:table-cell table:style-name="ce2" office:value-type="date" office:date-value="2013-05-21" calcext:value-type="date">
            <text:p>2013-05-21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压力测试结果检测</text:p>
          </table:table-cell>
          <table:table-cell table:style-name="ce2" office:value-type="date" office:date-value="2013-05-21" calcext:value-type="date">
            <text:p>2013-05-21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收集LOG</text:p>
          </table:table-cell>
          <table:table-cell table:style-name="ce2" office:value-type="date" office:date-value="2013-05-21" calcext:value-type="date">
            <text:p>2013-05-21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 table:number-columns-repeated="5"/>
        </table:table-row>
        <table:table-row table:style-name="ro3" table:number-rows-repeated="28">
          <table:table-cell table:number-columns-repeated="5"/>
        </table:table-row>
        <table:table-row table:style-name="ro1">
          <table:table-cell table:number-columns-repeated="5"/>
        </table:table-row>
        <table:table-row table:style-name="ro3" table:number-rows-repeated="1048505">
          <table:table-cell table:number-columns-repeated="5"/>
        </table:table-row>
        <table:table-row table:style-name="ro1">
          <table:table-cell table:number-columns-repeated="5"/>
        </table:table-row>
        <table:table-row table:style-name="ro3" table:number-rows-repeated="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3">00/00/0000</text:date>, <text:time style:data-style-name="N2" text:time-value="0000-00-00T15:03:59.2158533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